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95fc1" officeooo:paragraph-rsid="00195f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و طبعا الكلام الي فات ده كلو و ال</text:p>
      <text:p text:style-name="P1">final project </text:p>
      <text:p text:style-name="P1">الي ظاهر قدامكو مكنش حيظر باشكل ده لولا مجهود كل فرد في الشركه و تعاونا مع بعض و سعي كل شخص في الحصول علي المعلومه بنفسه و بمساعده هيد كل</text:p>
      <text:p text:style-name="P1"><text:s/>sub team</text:p>
      <text:p text:style-name="P1">اذا كان في خلال فتره الانتاج لل </text:p>
      <text:p text:style-name="P1">product </text:p>
      <text:p text:style-name="P1">او في خلال فتره ال </text:p>
      <text:p text:style-name="P1">traning </text:p>
      <text:p text:style-name="P1">الي بنعملها في اول كل</text:p>
      <text:p text:style-name="P1">season </text:p>
      <text:p text:style-name="P1">لينا الي بيبدا من اول شهر </text:p>
      <text:p text:style-name="P1">Timeline </text:p>
      <text:p text:style-name="P1"/>
      <text:p text:style-name="P1">ال </text:p>
      <text:p text:style-name="P1"><text:s/>product </text:p>
      <text:p text:style-name="P1">الظاهر قدامكو ده </text:p>
      <text:p text:style-name="P1">ال </text:p>
      <text:p text:style-name="P1">budget</text:p>
      <text:p text:style-name="P1">بتاعتو زي ما احنا موضحين في ال </text:p>
      <text:p text:style-name="P1">report </text:p>
      <text:p text:style-name="P1">الي قدمنا كلفنا <text:s/></text:p>
      <text:p text:style-name="P1">.......</text:p>
      <text:p text:style-name="P1"/>
      <text:p text:style-name="P1">و طبعا احنا ال </text:p>
      <text:p text:style-name="P1">budget </text:p>
      <text:p text:style-name="P1">بنحاول نقللها كل سنه عن طريق اننا نقلل من ال </text:p>
      <text:p text:style-name="P1">outsource component </text:p>
      <text:p text:style-name="P1">و نزود من ال </text:p>
      <text:p text:style-name="P1">in-house component</text:p>
      <text:p text:style-name="P1">زي ال </text:p>
      <text:p text:style-name="P1">pcb</text:p>
      <text:p text:style-name="P1">و ده عن طريق التركيز ع تصنيع الأجزاء وال</text:p>
      <text:p text:style-name="P1">modules</text:p>
      <text:p text:style-name="P1">التي نحتاجها زي </text:p>
      <text:p text:style-name="P1">Drivers</text:p>
      <text:p text:style-name="P1"><text:s/>و الكونفرترز </text:p>
      <text:p text:style-name="P1"/>
      <text:p text:style-name="P1">و بردو بنحاول نزود ال </text:p>
      <text:p text:style-name="P1"><text:s/>resued component</text:p>
      <text:p text:style-name="P1">فيما يوافق معانا علي ال </text:p>
      <text:p text:style-name="P1">requirements missions </text:p>
      <text:p text:style-name="P1">بتاعت كل سنه </text:p>
      <text:p text:style-name="P1">زي </text:p>
      <text:p text:style-name="P1">1- الكاميرات لقينا انا ال </text:p>
      <text:p text:style-name="P1">resolution</text:p>
      <text:p text:style-name="P1">بتاعها كويس ومحتجناش اننا نغيرها</text:p>
      <text:p text:style-name="P1">2- مواتير ال </text:p>
      <text:p text:style-name="P1"><text:soft-page-break/>T200</text:p>
      <text:p text:style-name="P1">لقينا ال </text:p>
      <text:p text:style-name="P1">preformance</text:p>
      <text:p text:style-name="P1">مساعدنا في ال </text:p>
      <text:p text:style-name="P1">motion</text:p>
      <text:p text:style-name="P1"><text:s/>كويس <text:s/></text:p>
      <text:p text:style-name="P1">وكذالك ال </text:p>
      <text:p text:style-name="P1">configration</text:p>
      <text:p text:style-name="P1">ميكانيكا </text:p>
      <text:p text:style-name="P1">و معظم سيستم ال </text:p>
      <text:p text:style-name="P1">Hardware </text:p>
      <text:p text:style-name="P1">و كل ده بدلا من الاستيراد <text:s/>بسبب صعوبة الاستيراد ومع زيادة الأسعار</text:p>
      <text:p text:style-name="P1">و اكيد ال </text:p>
      <text:p text:style-name="P1">budget <text:s/></text:p>
      <text:p text:style-name="P1">دي اتجمعت من ال</text:p>
      <text:p text:style-name="P1">capital <text:s/></text:p>
      <text:p text:style-name="P1">الي كانت متو فره معانا بجانب ال </text:p>
      <text:p text:style-name="P1">funds </text:p>
      <text:p text:style-name="P1">الي اتقدمتلنا عن طريق شركه </text:p>
      <text:p text:style-name="P1">MIT</text:p>
      <text:p text:style-name="P1">ده غير </text:p>
      <text:p text:style-name="P1">materials, equipment</text:p>
      <text:p text:style-name="P1">الي اتقدمتلنا من شركه </text:p>
      <text:p text:style-name="P1">PCBWay</text:p>
      <text:p text:style-name="P1">و في </text:p>
      <text:p text:style-name="P1">fun </text:p>
      <text:p text:style-name="P1">من اكادميه البحث العلمي </text:p>
      <text:p text:style-name="P1">موفرينو لل </text:p>
      <text:p text:style-name="P1">R&amp;D</text:p>
      <text:p text:style-name="P1">للسنه الي جيه و كا </text:p>
      <text:p text:style-name="P1">backup </text:p>
      <text:p text:style-name="P1">معانا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8:45:05.911236311</meta:creation-date>
    <dc:date>2023-09-20T18:52:32.741436477</dc:date>
    <meta:editing-duration>PT7M27S</meta:editing-duration>
    <meta:editing-cycles>1</meta:editing-cycles>
    <meta:document-statistic meta:table-count="0" meta:image-count="0" meta:object-count="0" meta:page-count="2" meta:paragraph-count="76" meta:word-count="242" meta:character-count="1232" meta:non-whitespace-character-count="1004"/>
    <meta:generator>LibreOffice/7.3.7.2$Linux_X86_64 LibreOffice_project/30$Build-2</meta:generator>
  </office:meta>
</office:document-meta>
</file>